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05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GEO.TIME</text:p>
          </table:table-cell>
          <table:table-cell office:value-type="string">
            <text:p>dep_pub_hab</text:p>
          </table:table-cell>
        </table:table-row>
        <table:table-row table:style-name="ro2">
          <table:table-cell office:value-type="string">
            <text:p>Luxembourg</text:p>
          </table:table-cell>
          <table:table-cell office:value-type="float" office:value="29725.3">
            <text:p>29725,3</text:p>
          </table:table-cell>
        </table:table-row>
        <table:table-row table:style-name="ro2">
          <table:table-cell office:value-type="string">
            <text:p>Norvège</text:p>
          </table:table-cell>
          <table:table-cell office:value-type="float" office:value="21080">
            <text:p>21080</text:p>
          </table:table-cell>
        </table:table-row>
        <table:table-row table:style-name="ro2">
          <table:table-cell office:value-type="string">
            <text:p>Danemark</text:p>
          </table:table-cell>
          <table:table-cell office:value-type="float" office:value="19099.5">
            <text:p>19099,5</text:p>
          </table:table-cell>
        </table:table-row>
        <table:table-row table:style-name="ro2">
          <table:table-cell office:value-type="string">
            <text:p>Autriche</text:p>
          </table:table-cell>
          <table:table-cell office:value-type="float" office:value="17112.7">
            <text:p>17112,7</text:p>
          </table:table-cell>
        </table:table-row>
        <table:table-row table:style-name="ro2">
          <table:table-cell office:value-type="string">
            <text:p>Belgique</text:p>
          </table:table-cell>
          <table:table-cell office:value-type="float" office:value="16885">
            <text:p>16885</text:p>
          </table:table-cell>
        </table:table-row>
        <table:table-row table:style-name="ro2">
          <table:table-cell office:value-type="string">
            <text:p>Suède</text:p>
          </table:table-cell>
          <table:table-cell office:value-type="float" office:value="16744">
            <text:p>16744</text:p>
          </table:table-cell>
        </table:table-row>
        <table:table-row table:style-name="ro2">
          <table:table-cell office:value-type="string">
            <text:p>Finlande</text:p>
          </table:table-cell>
          <table:table-cell office:value-type="float" office:value="16640.4">
            <text:p>16640,4</text:p>
          </table:table-cell>
        </table:table-row>
        <table:table-row table:style-name="ro2">
          <table:table-cell office:value-type="string">
            <text:p>Pays-Bas</text:p>
          </table:table-cell>
          <table:table-cell office:value-type="float" office:value="16430.4">
            <text:p>16430,4</text:p>
          </table:table-cell>
        </table:table-row>
        <table:table-row table:style-name="ro2">
          <table:table-cell office:value-type="string">
            <text:p>France</text:p>
          </table:table-cell>
          <table:table-cell office:value-type="float" office:value="15678.2">
            <text:p>15678,2</text:p>
          </table:table-cell>
        </table:table-row>
        <table:table-row table:style-name="ro2">
          <table:table-cell office:value-type="string">
            <text:p>Allemagne (jusqu'en 1990, ancien territoire de la RFA)</text:p>
          </table:table-cell>
          <table:table-cell office:value-type="float" office:value="14080.5">
            <text:p>14080,5</text:p>
          </table:table-cell>
        </table:table-row>
        <table:table-row table:style-name="ro2">
          <table:table-cell office:value-type="string">
            <text:p>Irlande</text:p>
          </table:table-cell>
          <table:table-cell office:value-type="float" office:value="14015.4">
            <text:p>14015,4</text:p>
          </table:table-cell>
        </table:table-row>
        <table:table-row table:style-name="ro2">
          <table:table-cell office:value-type="string">
            <text:p>Islande</text:p>
          </table:table-cell>
          <table:table-cell office:value-type="float" office:value="13876.8">
            <text:p>13876,8</text:p>
          </table:table-cell>
        </table:table-row>
        <table:table-row table:style-name="ro2">
          <table:table-cell office:value-type="string">
            <text:p>Suisse</text:p>
          </table:table-cell>
          <table:table-cell office:value-type="float" office:value="13742.3">
            <text:p>13742,3</text:p>
          </table:table-cell>
        </table:table-row>
        <table:table-row table:style-name="ro2">
          <table:table-cell office:value-type="string">
            <text:p>Italie</text:p>
          </table:table-cell>
          <table:table-cell office:value-type="float" office:value="12953.6">
            <text:p>12953,6</text:p>
          </table:table-cell>
        </table:table-row>
        <table:table-row table:style-name="ro2">
          <table:table-cell office:value-type="string">
            <text:p>Royaume-Uni</text:p>
          </table:table-cell>
          <table:table-cell office:value-type="float" office:value="12912">
            <text:p>12912</text:p>
          </table:table-cell>
        </table:table-row>
        <table:table-row table:style-name="ro2">
          <table:table-cell office:value-type="string">
            <text:p>Espagne</text:p>
          </table:table-cell>
          <table:table-cell office:value-type="float" office:value="11663.2">
            <text:p>11663,2</text:p>
          </table:table-cell>
        </table:table-row>
        <table:table-row table:style-name="ro2">
          <table:table-cell office:value-type="string">
            <text:p>Chypre</text:p>
          </table:table-cell>
          <table:table-cell office:value-type="float" office:value="10717.2">
            <text:p>10717,2</text:p>
          </table:table-cell>
        </table:table-row>
        <table:table-row table:style-name="ro2">
          <table:table-cell office:value-type="string">
            <text:p>Slovénie</text:p>
          </table:table-cell>
          <table:table-cell office:value-type="float" office:value="10293.4">
            <text:p>10293,4</text:p>
          </table:table-cell>
        </table:table-row>
        <table:table-row table:style-name="ro2">
          <table:table-cell office:value-type="string">
            <text:p>Grèce</text:p>
          </table:table-cell>
          <table:table-cell office:value-type="float" office:value="10291.2">
            <text:p>10291,2</text:p>
          </table:table-cell>
        </table:table-row>
        <table:table-row table:style-name="ro2">
          <table:table-cell office:value-type="string">
            <text:p>Malte</text:p>
          </table:table-cell>
          <table:table-cell office:value-type="float" office:value="9504.6">
            <text:p>9504,6</text:p>
          </table:table-cell>
        </table:table-row>
        <table:table-row table:style-name="ro2">
          <table:table-cell office:value-type="string">
            <text:p>République tchèque</text:p>
          </table:table-cell>
          <table:table-cell office:value-type="float" office:value="9211.5">
            <text:p>9211,5</text:p>
          </table:table-cell>
        </table:table-row>
        <table:table-row table:style-name="ro2">
          <table:table-cell office:value-type="string">
            <text:p>Portugal</text:p>
          </table:table-cell>
          <table:table-cell office:value-type="float" office:value="9195.6">
            <text:p>9195,6</text:p>
          </table:table-cell>
        </table:table-row>
        <table:table-row table:style-name="ro2">
          <table:table-cell office:value-type="string">
            <text:p>Lettonie</text:p>
          </table:table-cell>
          <table:table-cell office:value-type="float" office:value="8511.6">
            <text:p>8511,6</text:p>
          </table:table-cell>
        </table:table-row>
        <table:table-row table:style-name="ro2">
          <table:table-cell office:value-type="string">
            <text:p>Hongrie</text:p>
          </table:table-cell>
          <table:table-cell office:value-type="float" office:value="8279">
            <text:p>8279</text:p>
          </table:table-cell>
        </table:table-row>
        <table:table-row table:style-name="ro2">
          <table:table-cell office:value-type="string">
            <text:p>Slovaquie</text:p>
          </table:table-cell>
          <table:table-cell office:value-type="float" office:value="7333.2">
            <text:p>7333,2</text:p>
          </table:table-cell>
        </table:table-row>
        <table:table-row table:style-name="ro2">
          <table:table-cell office:value-type="string">
            <text:p>Pologne</text:p>
          </table:table-cell>
          <table:table-cell office:value-type="float" office:value="7216.2">
            <text:p>7216,2</text:p>
          </table:table-cell>
        </table:table-row>
        <table:table-row table:style-name="ro2">
          <table:table-cell office:value-type="string">
            <text:p>Estonie</text:p>
          </table:table-cell>
          <table:table-cell office:value-type="float" office:value="7189">
            <text:p>7189</text:p>
          </table:table-cell>
        </table:table-row>
        <table:table-row table:style-name="ro2">
          <table:table-cell office:value-type="string">
            <text:p>Croatie</text:p>
          </table:table-cell>
          <table:table-cell office:value-type="float" office:value="7143.5">
            <text:p>7143,5</text:p>
          </table:table-cell>
        </table:table-row>
        <table:table-row table:style-name="ro2">
          <table:table-cell office:value-type="string">
            <text:p>Lituanie</text:p>
          </table:table-cell>
          <table:table-cell office:value-type="float" office:value="6606.3">
            <text:p>6606,3</text:p>
          </table:table-cell>
        </table:table-row>
        <table:table-row table:style-name="ro2">
          <table:table-cell office:value-type="string">
            <text:p>Roumanie</text:p>
          </table:table-cell>
          <table:table-cell office:value-type="float" office:value="4684.8">
            <text:p>4684,8</text:p>
          </table:table-cell>
        </table:table-row>
        <table:table-row table:style-name="ro2">
          <table:table-cell office:value-type="string">
            <text:p>Bulgarie</text:p>
          </table:table-cell>
          <table:table-cell office:value-type="float" office:value="4308">
            <text:p>43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14/02/2014</text:date>, <text:time>15:4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4-02-14T15:49:39</dc:date>
    <meta:document-statistic meta:table-count="1" meta:cell-count="64" meta:object-count="0"/>
  </office:meta>
</office:document-meta>
</file>